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25"/>
    <style:style style:name="ce3" style:family="table-cell" style:parent-style-name="Default" style:data-style-name="N125">
      <style:table-cell-properties fo:background-color="transparent"/>
    </style:style>
    <style:style style:name="ce5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fig-input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MEXO</text:p>
          </table:table-cell>
          <table:table-cell office:value-type="string" calcext:value-type="string">
            <text:p>MEXT</text:p>
          </table:table-cell>
          <table:table-cell office:value-type="string" calcext:value-type="string">
            <text:p>MVSP</text:p>
          </table:table-cell>
          <table:table-cell office:value-type="string" calcext:value-type="string">
            <text:p>OAEI 103</text:p>
          </table:table-cell>
          <table:table-cell office:value-type="string" calcext:value-type="string">
            <text:p>OAEI 207</text:p>
          </table:table-cell>
          <table:table-cell office:value-type="string" calcext:value-type="string">
            <text:p>OAEI 301</text:p>
          </table:table-cell>
        </table:table-row>
        <table:table-row table:style-name="ro1">
          <table:table-cell office:value-type="string" calcext:value-type="string">
            <text:p>String matcher</text:p>
          </table:table-cell>
          <table:table-cell table:style-name="ce2" office:value-type="float" office:value="0" calcext:value-type="float">
            <text:p>0.000</text:p>
          </table:table-cell>
          <table:table-cell table:style-name="ce2" office:value-type="float" office:value="1" calcext:value-type="float">
            <text:p>1.000</text:p>
          </table:table-cell>
          <table:table-cell table:style-name="ce3" office:value-type="float" office:value="0.833" calcext:value-type="float">
            <text:p>0.833</text:p>
          </table:table-cell>
          <table:table-cell table:style-name="ce3" office:value-type="float" office:value="0.931" calcext:value-type="float">
            <text:p>0.931</text:p>
          </table:table-cell>
          <table:table-cell table:style-name="ce3" office:value-type="float" office:value="0.81" calcext:value-type="float">
            <text:p>0.810</text:p>
          </table:table-cell>
          <table:table-cell table:style-name="ce3" office:value-type="float" office:value="0.778" calcext:value-type="float">
            <text:p>0.778</text:p>
          </table:table-cell>
        </table:table-row>
        <table:table-row table:style-name="ro1">
          <table:table-cell office:value-type="string" calcext:value-type="string">
            <text:p>PrOM (automatic)</text:p>
          </table:table-cell>
          <table:table-cell table:number-columns-repeated="2" table:style-name="ce2" office:value-type="float" office:value="1" calcext:value-type="float">
            <text:p>1.000</text:p>
          </table:table-cell>
          <table:table-cell table:style-name="ce3" office:value-type="float" office:value="0.5" calcext:value-type="float">
            <text:p>0.500</text:p>
          </table:table-cell>
          <table:table-cell table:style-name="ce3" office:value-type="float" office:value="0.984" calcext:value-type="float">
            <text:p>0.984</text:p>
          </table:table-cell>
          <table:table-cell table:style-name="ce3" office:value-type="float" office:value="0.84" calcext:value-type="float">
            <text:p>0.840</text:p>
          </table:table-cell>
          <table:table-cell table:style-name="ce3" office:value-type="float" office:value="0.739" calcext:value-type="float">
            <text:p>0.739</text:p>
          </table:table-cell>
        </table:table-row>
        <table:table-row table:style-name="ro1">
          <table:table-cell office:value-type="string" calcext:value-type="string">
            <text:p>PrOM (interactive)</text:p>
          </table:table-cell>
          <table:table-cell table:number-columns-repeated="2" table:style-name="ce2" office:value-type="float" office:value="1" calcext:value-type="float">
            <text:p>1.000</text:p>
          </table:table-cell>
          <table:table-cell table:style-name="ce3" office:value-type="float" office:value="0.909" calcext:value-type="float">
            <text:p>0.909</text:p>
          </table:table-cell>
          <table:table-cell table:style-name="ce3" office:value-type="float" office:value="0.99" calcext:value-type="float">
            <text:p>0.990</text:p>
          </table:table-cell>
          <table:table-cell table:style-name="ce3" office:value-type="float" office:value="0.851" calcext:value-type="float">
            <text:p>0.851</text:p>
          </table:table-cell>
          <table:table-cell table:style-name="ce3"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AM1</text:p>
          </table:table-cell>
          <table:table-cell table:style-name="ce3" office:value-type="float" office:value="0" calcext:value-type="float">
            <text:p>0.000</text:p>
          </table:table-cell>
          <table:table-cell table:number-columns-repeated="2" table:style-name="ce3" office:value-type="float" office:value="1" calcext:value-type="float">
            <text:p>1.000</text:p>
          </table:table-cell>
          <table:table-cell table:style-name="ce3" office:value-type="float" office:value="0.88" calcext:value-type="float">
            <text:p>0.880</text:p>
          </table:table-cell>
          <table:table-cell table:style-name="ce3" office:value-type="float" office:value="0.611" calcext:value-type="float">
            <text:p>0.611</text:p>
          </table:table-cell>
          <table:table-cell table:style-name="ce3" office:value-type="float" office:value="0.938" calcext:value-type="float">
            <text:p>0.938</text:p>
          </table:table-cell>
        </table:table-row>
        <table:table-row table:style-name="ro1">
          <table:table-cell office:value-type="string" calcext:value-type="string">
            <text:p>AM2</text:p>
          </table:table-cell>
          <table:table-cell table:style-name="ce3" office:value-type="float" office:value="0" calcext:value-type="float">
            <text:p>0.000</text:p>
          </table:table-cell>
          <table:table-cell table:number-columns-repeated="2" table:style-name="ce3" office:value-type="float" office:value="1" calcext:value-type="float">
            <text:p>1.000</text:p>
          </table:table-cell>
          <table:table-cell table:style-name="ce3" office:value-type="float" office:value="0.979" calcext:value-type="float">
            <text:p>0.979</text:p>
          </table:table-cell>
          <table:table-cell table:style-name="ce3" office:value-type="float" office:value="0.708" calcext:value-type="float">
            <text:p>0.708</text:p>
          </table:table-cell>
          <table:table-cell table:style-name="ce3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AM3</text:p>
          </table:table-cell>
          <table:table-cell table:style-name="ce3" office:value-type="float" office:value="0" calcext:value-type="float">
            <text:p>0.000</text:p>
          </table:table-cell>
          <table:table-cell table:number-columns-repeated="2" table:style-name="ce3" office:value-type="float" office:value="1" calcext:value-type="float">
            <text:p>1.000</text:p>
          </table:table-cell>
          <table:table-cell table:style-name="ce3" office:value-type="float" office:value="0.88" calcext:value-type="float">
            <text:p>0.880</text:p>
          </table:table-cell>
          <table:table-cell table:style-name="ce3" office:value-type="float" office:value="0.611" calcext:value-type="float">
            <text:p>0.611</text:p>
          </table:table-cell>
          <table:table-cell table:style-name="ce3" office:value-type="float" office:value="0.938" calcext:value-type="float">
            <text:p>0.93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MEXO</text:p>
          </table:table-cell>
          <table:table-cell office:value-type="string" calcext:value-type="string">
            <text:p>MEXT</text:p>
          </table:table-cell>
          <table:table-cell office:value-type="string" calcext:value-type="string">
            <text:p>MVSP</text:p>
          </table:table-cell>
          <table:table-cell office:value-type="string" calcext:value-type="string">
            <text:p>OAEI 103</text:p>
          </table:table-cell>
          <table:table-cell office:value-type="string" calcext:value-type="string">
            <text:p>OAEI 207</text:p>
          </table:table-cell>
          <table:table-cell office:value-type="string" calcext:value-type="string">
            <text:p>OAEI 301</text:p>
          </table:table-cell>
        </table:table-row>
        <table:table-row table:style-name="ro1">
          <table:table-cell office:value-type="string" calcext:value-type="string">
            <text:p>String matcher</text:p>
          </table:table-cell>
          <table:table-cell table:style-name="ce2" office:value-type="float" office:value="0" calcext:value-type="float">
            <text:p>0.000</text:p>
          </table:table-cell>
          <table:table-cell table:style-name="ce2" office:value-type="float" office:value="0.346" calcext:value-type="float">
            <text:p>0.346</text:p>
          </table:table-cell>
          <table:table-cell table:style-name="ce3" office:value-type="float" office:value="0.5" calcext:value-type="float">
            <text:p>0.500</text:p>
          </table:table-cell>
          <table:table-cell table:style-name="ce3" office:value-type="float" office:value="0.979" calcext:value-type="float">
            <text:p>0.979</text:p>
          </table:table-cell>
          <table:table-cell table:style-name="ce3" office:value-type="float" office:value="0.526" calcext:value-type="float">
            <text:p>0.526</text:p>
          </table:table-cell>
          <table:table-cell table:style-name="ce3" office:value-type="float" office:value="0.237" calcext:value-type="float">
            <text:p>0.237</text:p>
          </table:table-cell>
        </table:table-row>
        <table:table-row table:style-name="ro1">
          <table:table-cell office:value-type="string" calcext:value-type="string">
            <text:p>PrOM (automatic)</text:p>
          </table:table-cell>
          <table:table-cell table:number-columns-repeated="2" table:style-name="ce2" office:value-type="float" office:value="0.385" calcext:value-type="float">
            <text:p>0.385</text:p>
          </table:table-cell>
          <table:table-cell table:style-name="ce3" office:value-type="float" office:value="0.1" calcext:value-type="float">
            <text:p>0.100</text:p>
          </table:table-cell>
          <table:table-cell table:style-name="ce3" office:value-type="float" office:value="0.649" calcext:value-type="float">
            <text:p>0.649</text:p>
          </table:table-cell>
          <table:table-cell table:style-name="ce3" office:value-type="float" office:value="0.433" calcext:value-type="float">
            <text:p>0.433</text:p>
          </table:table-cell>
          <table:table-cell table:style-name="ce3" office:value-type="float" office:value="0.288" calcext:value-type="float">
            <text:p>0.288</text:p>
          </table:table-cell>
        </table:table-row>
        <table:table-row table:style-name="ro1">
          <table:table-cell office:value-type="string" calcext:value-type="string">
            <text:p>PrOM (interactive)</text:p>
          </table:table-cell>
          <table:table-cell table:number-columns-repeated="2" table:style-name="ce2" office:value-type="float" office:value="1" calcext:value-type="float">
            <text:p>1.000</text:p>
          </table:table-cell>
          <table:table-cell table:style-name="ce3" office:value-type="float" office:value="1" calcext:value-type="float">
            <text:p>1.000</text:p>
          </table:table-cell>
          <table:table-cell table:style-name="ce3" office:value-type="float" office:value="0.99" calcext:value-type="float">
            <text:p>0.990</text:p>
          </table:table-cell>
          <table:table-cell table:style-name="ce3" office:value-type="float" office:value="0.588" calcext:value-type="float">
            <text:p>0.588</text:p>
          </table:table-cell>
          <table:table-cell table:style-name="ce3" office:value-type="float" office:value="0.508" calcext:value-type="float">
            <text:p>0.508</text:p>
          </table:table-cell>
        </table:table-row>
        <table:table-row table:style-name="ro1">
          <table:table-cell office:value-type="string" calcext:value-type="string">
            <text:p>AM1</text:p>
          </table:table-cell>
          <table:table-cell table:style-name="ce3" office:value-type="float" office:value="0" calcext:value-type="float">
            <text:p>0.000</text:p>
          </table:table-cell>
          <table:table-cell table:style-name="ce3" table:formula="of:=9/26" office:value-type="float" office:value="0.346153846153846" calcext:value-type="float">
            <text:p>0.346</text:p>
          </table:table-cell>
          <table:table-cell table:style-name="ce3" table:formula="of:=6/10" office:value-type="float" office:value="0.6" calcext:value-type="float">
            <text:p>0.600</text:p>
          </table:table-cell>
          <table:table-cell table:style-name="ce3" office:value-type="float" office:value="0.979" calcext:value-type="float">
            <text:p>0.979</text:p>
          </table:table-cell>
          <table:table-cell table:style-name="ce3" office:value-type="float" office:value="0.34" calcext:value-type="float">
            <text:p>0.340</text:p>
          </table:table-cell>
          <table:table-cell table:style-name="ce3" office:value-type="float" office:value="0.254" calcext:value-type="float">
            <text:p>0.254</text:p>
          </table:table-cell>
        </table:table-row>
        <table:table-row table:style-name="ro1">
          <table:table-cell office:value-type="string" calcext:value-type="string">
            <text:p>AM2</text:p>
          </table:table-cell>
          <table:table-cell table:style-name="ce3" office:value-type="float" office:value="0" calcext:value-type="float">
            <text:p>0.000</text:p>
          </table:table-cell>
          <table:table-cell table:style-name="ce3" table:formula="of:=10/26" office:value-type="float" office:value="0.384615384615385" calcext:value-type="float">
            <text:p>0.385</text:p>
          </table:table-cell>
          <table:table-cell table:style-name="ce3" table:formula="of:=1/10" office:value-type="float" office:value="0.1" calcext:value-type="float">
            <text:p>0.100</text:p>
          </table:table-cell>
          <table:table-cell table:style-name="ce3" office:value-type="float" office:value="0.969" calcext:value-type="float">
            <text:p>0.969</text:p>
          </table:table-cell>
          <table:table-cell table:style-name="ce3" office:value-type="float" office:value="0.649" calcext:value-type="float">
            <text:p>0.649</text:p>
          </table:table-cell>
          <table:table-cell table:style-name="ce3" office:value-type="float" office:value="0.668" calcext:value-type="float">
            <text:p>0.668</text:p>
          </table:table-cell>
        </table:table-row>
        <table:table-row table:style-name="ro1">
          <table:table-cell office:value-type="string" calcext:value-type="string">
            <text:p>AM3</text:p>
          </table:table-cell>
          <table:table-cell table:style-name="ce3" office:value-type="float" office:value="0" calcext:value-type="float">
            <text:p>0.000</text:p>
          </table:table-cell>
          <table:table-cell table:style-name="ce3" table:formula="of:=9/26" office:value-type="float" office:value="0.346153846153846" calcext:value-type="float">
            <text:p>0.346</text:p>
          </table:table-cell>
          <table:table-cell table:style-name="ce3" table:formula="of:=6/10" office:value-type="float" office:value="0.6" calcext:value-type="float">
            <text:p>0.600</text:p>
          </table:table-cell>
          <table:table-cell table:style-name="ce3" office:value-type="float" office:value="0.979" calcext:value-type="float">
            <text:p>0.979</text:p>
          </table:table-cell>
          <table:table-cell table:style-name="ce3" office:value-type="float" office:value="0.34" calcext:value-type="float">
            <text:p>0.340</text:p>
          </table:table-cell>
          <table:table-cell table:style-name="ce3" office:value-type="float" office:value="0.254" calcext:value-type="float">
            <text:p>0.25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-Measure</text:p>
          </table:table-cell>
          <table:table-cell office:value-type="string" calcext:value-type="string">
            <text:p>MEXO</text:p>
          </table:table-cell>
          <table:table-cell office:value-type="string" calcext:value-type="string">
            <text:p>MEXT</text:p>
          </table:table-cell>
          <table:table-cell office:value-type="string" calcext:value-type="string">
            <text:p>MVSP</text:p>
          </table:table-cell>
          <table:table-cell office:value-type="string" calcext:value-type="string">
            <text:p>OAEI 103</text:p>
          </table:table-cell>
          <table:table-cell office:value-type="string" calcext:value-type="string">
            <text:p>OAEI 207</text:p>
          </table:table-cell>
          <table:table-cell office:value-type="string" calcext:value-type="string">
            <text:p>OAEI 301</text:p>
          </table:table-cell>
        </table:table-row>
        <table:table-row table:style-name="ro1">
          <table:table-cell office:value-type="string" calcext:value-type="string">
            <text:p>String matcher</text:p>
          </table:table-cell>
          <table:table-cell table:style-name="ce2" table:formula="of:==IF(ISBLANK([.B2]);0;IF(ISBLANK([.B10]);0;IF([.B2]=0;IF([.B10]=0;0;2*([.B2]*[.B10])/([.B2]+[.B10]));2*([.B2]*[.B10])/([.B2]+[.B10]))))" office:value-type="float" office:value="0" calcext:value-type="float">
            <text:p>0.000</text:p>
          </table:table-cell>
          <table:table-cell table:style-name="ce2" table:formula="of:==IF(ISBLANK([.C2]);0;IF(ISBLANK([.C10]);0;IF([.C2]=0;IF([.C10]=0;0;2*([.C2]*[.C10])/([.C2]+[.C10]));2*([.C2]*[.C10])/([.C2]+[.C10]))))" office:value-type="float" office:value="0.514115898959881" calcext:value-type="float">
            <text:p>0.514</text:p>
          </table:table-cell>
          <table:table-cell table:style-name="ce2" table:formula="of:==IF(ISBLANK([.D2]);0;IF(ISBLANK([.D10]);0;IF([.D2]=0;IF([.D10]=0;0;2*([.D2]*[.D10])/([.D2]+[.D10]));2*([.D2]*[.D10])/([.D2]+[.D10]))))" office:value-type="float" office:value="0.624906226556639" calcext:value-type="float">
            <text:p>0.625</text:p>
          </table:table-cell>
          <table:table-cell table:style-name="ce2" table:formula="of:==IF(ISBLANK([.E2]);0;IF(ISBLANK([.E10]);0;IF([.E2]=0;IF([.E10]=0;0;2*([.E2]*[.E10])/([.E2]+[.E10]));2*([.E2]*[.E10])/([.E2]+[.E10]))))" office:value-type="float" office:value="0.954396858638743" calcext:value-type="float">
            <text:p>0.954</text:p>
          </table:table-cell>
          <table:table-cell table:style-name="ce2" table:formula="of:==IF(ISBLANK([.F2]);0;IF(ISBLANK([.F10]);0;IF([.F2]=0;IF([.F10]=0;0;2*([.F2]*[.F10])/([.F2]+[.F10]));2*([.F2]*[.F10])/([.F2]+[.F10]))))" office:value-type="float" office:value="0.637814371257485" calcext:value-type="float">
            <text:p>0.638</text:p>
          </table:table-cell>
          <table:table-cell table:style-name="ce2" table:formula="of:==IF(ISBLANK([.G2]);0;IF(ISBLANK([.G10]);0;IF([.G2]=0;IF([.G10]=0;0;2*([.G2]*[.G10])/([.G2]+[.G10]));2*([.G2]*[.G10])/([.G2]+[.G10]))))" office:value-type="float" office:value="0.363322167487685" calcext:value-type="float">
            <text:p>0.363</text:p>
          </table:table-cell>
        </table:table-row>
        <table:table-row table:style-name="ro1">
          <table:table-cell office:value-type="string" calcext:value-type="string">
            <text:p>PrOM (automatic)</text:p>
          </table:table-cell>
          <table:table-cell table:style-name="ce2" table:formula="of:==IF(ISBLANK([.B3]);0;IF(ISBLANK([.B11]);0;IF([.B3]=0;IF([.B11]=0;0;2*([.B3]*[.B11])/([.B3]+[.B11]));2*([.B3]*[.B11])/([.B3]+[.B11]))))" office:value-type="float" office:value="0.555956678700361" calcext:value-type="float">
            <text:p>0.556</text:p>
          </table:table-cell>
          <table:table-cell table:style-name="ce2" table:formula="of:==IF(ISBLANK([.C3]);0;IF(ISBLANK([.C11]);0;IF([.C3]=0;IF([.C11]=0;0;2*([.C3]*[.C11])/([.C3]+[.C11]));2*([.C3]*[.C11])/([.C3]+[.C11]))))" office:value-type="float" office:value="0.555956678700361" calcext:value-type="float">
            <text:p>0.556</text:p>
          </table:table-cell>
          <table:table-cell table:style-name="ce2" table:formula="of:==IF(ISBLANK([.D3]);0;IF(ISBLANK([.D11]);0;IF([.D3]=0;IF([.D11]=0;0;2*([.D3]*[.D11])/([.D3]+[.D11]));2*([.D3]*[.D11])/([.D3]+[.D11]))))" office:value-type="float" office:value="0.166666666666667" calcext:value-type="float">
            <text:p>0.167</text:p>
          </table:table-cell>
          <table:table-cell table:style-name="ce2" table:formula="of:==IF(ISBLANK([.E3]);0;IF(ISBLANK([.E11]);0;IF([.E3]=0;IF([.E11]=0;0;2*([.E3]*[.E11])/([.E3]+[.E11]));2*([.E3]*[.E11])/([.E3]+[.E11]))))" office:value-type="float" office:value="0.782138395590937" calcext:value-type="float">
            <text:p>0.782</text:p>
          </table:table-cell>
          <table:table-cell table:style-name="ce2" table:formula="of:==IF(ISBLANK([.F3]);0;IF(ISBLANK([.F11]);0;IF([.F3]=0;IF([.F11]=0;0;2*([.F3]*[.F11])/([.F3]+[.F11]));2*([.F3]*[.F11])/([.F3]+[.F11]))))" office:value-type="float" office:value="0.571437549096622" calcext:value-type="float">
            <text:p>0.571</text:p>
          </table:table-cell>
          <table:table-cell table:style-name="ce2" table:formula="of:==IF(ISBLANK([.G3]);0;IF(ISBLANK([.G11]);0;IF([.G3]=0;IF([.G11]=0;0;2*([.G3]*[.G11])/([.G3]+[.G11]));2*([.G3]*[.G11])/([.G3]+[.G11]))))" office:value-type="float" office:value="0.414473222979552" calcext:value-type="float">
            <text:p>0.414</text:p>
          </table:table-cell>
        </table:table-row>
        <table:table-row table:style-name="ro1">
          <table:table-cell office:value-type="string" calcext:value-type="string">
            <text:p>PrOM (interactive)</text:p>
          </table:table-cell>
          <table:table-cell table:style-name="ce2" table:formula="of:==IF(ISBLANK([.B4]);0;IF(ISBLANK([.B12]);0;IF([.B4]=0;IF([.B12]=0;0;2*([.B4]*[.B12])/([.B4]+[.B12]));2*([.B4]*[.B12])/([.B4]+[.B12]))))" office:value-type="float" office:value="1" calcext:value-type="float">
            <text:p>1.000</text:p>
          </table:table-cell>
          <table:table-cell table:style-name="ce2" table:formula="of:==IF(ISBLANK([.C4]);0;IF(ISBLANK([.C12]);0;IF([.C4]=0;IF([.C12]=0;0;2*([.C4]*[.C12])/([.C4]+[.C12]));2*([.C4]*[.C12])/([.C4]+[.C12]))))" office:value-type="float" office:value="1" calcext:value-type="float">
            <text:p>1.000</text:p>
          </table:table-cell>
          <table:table-cell table:style-name="ce2" table:formula="of:==IF(ISBLANK([.D4]);0;IF(ISBLANK([.D12]);0;IF([.D4]=0;IF([.D12]=0;0;2*([.D4]*[.D12])/([.D4]+[.D12]));2*([.D4]*[.D12])/([.D4]+[.D12]))))" office:value-type="float" office:value="0.952331063383971" calcext:value-type="float">
            <text:p>0.952</text:p>
          </table:table-cell>
          <table:table-cell table:style-name="ce2" table:formula="of:==IF(ISBLANK([.E4]);0;IF(ISBLANK([.E12]);0;IF([.E4]=0;IF([.E12]=0;0;2*([.E4]*[.E12])/([.E4]+[.E12]));2*([.E4]*[.E12])/([.E4]+[.E12]))))" office:value-type="float" office:value="0.99" calcext:value-type="float">
            <text:p>0.990</text:p>
          </table:table-cell>
          <table:table-cell table:style-name="ce2" table:formula="of:==IF(ISBLANK([.F4]);0;IF(ISBLANK([.F12]);0;IF([.F4]=0;IF([.F12]=0;0;2*([.F4]*[.F12])/([.F4]+[.F12]));2*([.F4]*[.F12])/([.F4]+[.F12]))))" office:value-type="float" office:value="0.695466296038916" calcext:value-type="float">
            <text:p>0.695</text:p>
          </table:table-cell>
          <table:table-cell table:style-name="ce2" table:formula="of:==IF(ISBLANK([.G4]);0;IF(ISBLANK([.G12]);0;IF([.G4]=0;IF([.G12]=0;0;2*([.G4]*[.G12])/([.G4]+[.G12]));2*([.G4]*[.G12])/([.G4]+[.G12]))))" office:value-type="float" office:value="0.624697498104625" calcext:value-type="float">
            <text:p>0.625</text:p>
          </table:table-cell>
        </table:table-row>
        <table:table-row table:style-name="ro1">
          <table:table-cell office:value-type="string" calcext:value-type="string">
            <text:p>AM1</text:p>
          </table:table-cell>
          <table:table-cell table:style-name="ce2" table:formula="of:==IF(ISBLANK([.B5]);0;IF(ISBLANK([.B13]);0;IF([.B5]=0;IF([.B13]=0;0;2*([.B5]*[.B13])/([.B5]+[.B13]));2*([.B5]*[.B13])/([.B5]+[.B13]))))" office:value-type="float" office:value="0" calcext:value-type="float">
            <text:p>0.000</text:p>
          </table:table-cell>
          <table:table-cell table:style-name="ce2" table:formula="of:==IF(ISBLANK([.C5]);0;IF(ISBLANK([.C13]);0;IF([.C5]=0;IF([.C13]=0;0;2*([.C5]*[.C13])/([.C5]+[.C13]));2*([.C5]*[.C13])/([.C5]+[.C13]))))" office:value-type="float" office:value="0.514285714285714" calcext:value-type="float">
            <text:p>0.514</text:p>
          </table:table-cell>
          <table:table-cell table:style-name="ce2" table:formula="of:==IF(ISBLANK([.D5]);0;IF(ISBLANK([.D13]);0;IF([.D5]=0;IF([.D13]=0;0;2*([.D5]*[.D13])/([.D5]+[.D13]));2*([.D5]*[.D13])/([.D5]+[.D13]))))" office:value-type="float" office:value="0.75" calcext:value-type="float">
            <text:p>0.750</text:p>
          </table:table-cell>
          <table:table-cell table:style-name="ce2" table:formula="of:==IF(ISBLANK([.E5]);0;IF(ISBLANK([.E13]);0;IF([.E5]=0;IF([.E13]=0;0;2*([.E5]*[.E13])/([.E5]+[.E13]));2*([.E5]*[.E13])/([.E5]+[.E13]))))" office:value-type="float" office:value="0.926863905325444" calcext:value-type="float">
            <text:p>0.927</text:p>
          </table:table-cell>
          <table:table-cell table:style-name="ce2" table:formula="of:==IF(ISBLANK([.F5]);0;IF(ISBLANK([.F13]);0;IF([.F5]=0;IF([.F13]=0;0;2*([.F5]*[.F13])/([.F5]+[.F13]));2*([.F5]*[.F13])/([.F5]+[.F13]))))" office:value-type="float" office:value="0.436887486855941" calcext:value-type="float">
            <text:p>0.437</text:p>
          </table:table-cell>
          <table:table-cell table:style-name="ce2" table:formula="of:==IF(ISBLANK([.G5]);0;IF(ISBLANK([.G13]);0;IF([.G5]=0;IF([.G13]=0;0;2*([.G5]*[.G13])/([.G5]+[.G13]));2*([.G5]*[.G13])/([.G5]+[.G13]))))" office:value-type="float" office:value="0.399751677852349" calcext:value-type="float">
            <text:p>0.400</text:p>
          </table:table-cell>
        </table:table-row>
        <table:table-row table:style-name="ro1">
          <table:table-cell office:value-type="string" calcext:value-type="string">
            <text:p>AM2</text:p>
          </table:table-cell>
          <table:table-cell table:style-name="ce2" table:formula="of:==IF(ISBLANK([.B6]);0;IF(ISBLANK([.B14]);0;IF([.B6]=0;IF([.B14]=0;0;2*([.B6]*[.B14])/([.B6]+[.B14]));2*([.B6]*[.B14])/([.B6]+[.B14]))))" office:value-type="float" office:value="0" calcext:value-type="float">
            <text:p>0.000</text:p>
          </table:table-cell>
          <table:table-cell table:style-name="ce2" table:formula="of:==IF(ISBLANK([.C6]);0;IF(ISBLANK([.C14]);0;IF([.C6]=0;IF([.C14]=0;0;2*([.C6]*[.C14])/([.C6]+[.C14]));2*([.C6]*[.C14])/([.C6]+[.C14]))))" office:value-type="float" office:value="0.555555555555556" calcext:value-type="float">
            <text:p>0.556</text:p>
          </table:table-cell>
          <table:table-cell table:style-name="ce2" table:formula="of:==IF(ISBLANK([.D6]);0;IF(ISBLANK([.D14]);0;IF([.D6]=0;IF([.D14]=0;0;2*([.D6]*[.D14])/([.D6]+[.D14]));2*([.D6]*[.D14])/([.D6]+[.D14]))))" office:value-type="float" office:value="0.181818181818182" calcext:value-type="float">
            <text:p>0.182</text:p>
          </table:table-cell>
          <table:table-cell table:style-name="ce2" table:formula="of:==IF(ISBLANK([.E6]);0;IF(ISBLANK([.E14]);0;IF([.E6]=0;IF([.E14]=0;0;2*([.E6]*[.E14])/([.E6]+[.E14]));2*([.E6]*[.E14])/([.E6]+[.E14]))))" office:value-type="float" office:value="0.973974332648871" calcext:value-type="float">
            <text:p>0.974</text:p>
          </table:table-cell>
          <table:table-cell table:style-name="ce2" table:formula="of:==IF(ISBLANK([.F6]);0;IF(ISBLANK([.F14]);0;IF([.F6]=0;IF([.F14]=0;0;2*([.F6]*[.F14])/([.F6]+[.F14]));2*([.F6]*[.F14])/([.F6]+[.F14]))))" office:value-type="float" office:value="0.677217391304348" calcext:value-type="float">
            <text:p>0.677</text:p>
          </table:table-cell>
          <table:table-cell table:style-name="ce2" table:formula="of:==IF(ISBLANK([.G6]);0;IF(ISBLANK([.G14]);0;IF([.G6]=0;IF([.G14]=0;0;2*([.G6]*[.G14])/([.G6]+[.G14]));2*([.G6]*[.G14])/([.G6]+[.G14]))))" office:value-type="float" office:value="0.800959232613909" calcext:value-type="float">
            <text:p>0.801</text:p>
          </table:table-cell>
        </table:table-row>
        <table:table-row table:style-name="ro1">
          <table:table-cell office:value-type="string" calcext:value-type="string">
            <text:p>AM3</text:p>
          </table:table-cell>
          <table:table-cell table:style-name="ce2" table:formula="of:==IF(ISBLANK([.B7]);0;IF(ISBLANK([.B15]);0;IF([.B7]=0;IF([.B15]=0;0;2*([.B7]*[.B15])/([.B7]+[.B15]));2*([.B7]*[.B15])/([.B7]+[.B15]))))" office:value-type="float" office:value="0" calcext:value-type="float">
            <text:p>0.000</text:p>
          </table:table-cell>
          <table:table-cell table:style-name="ce2" table:formula="of:==IF(ISBLANK([.C7]);0;IF(ISBLANK([.C15]);0;IF([.C7]=0;IF([.C15]=0;0;2*([.C7]*[.C15])/([.C7]+[.C15]));2*([.C7]*[.C15])/([.C7]+[.C15]))))" office:value-type="float" office:value="0.514285714285714" calcext:value-type="float">
            <text:p>0.514</text:p>
          </table:table-cell>
          <table:table-cell table:style-name="ce2" table:formula="of:==IF(ISBLANK([.D7]);0;IF(ISBLANK([.D15]);0;IF([.D7]=0;IF([.D15]=0;0;2*([.D7]*[.D15])/([.D7]+[.D15]));2*([.D7]*[.D15])/([.D7]+[.D15]))))" office:value-type="float" office:value="0.75" calcext:value-type="float">
            <text:p>0.750</text:p>
          </table:table-cell>
          <table:table-cell table:style-name="ce2" table:formula="of:==IF(ISBLANK([.E7]);0;IF(ISBLANK([.E15]);0;IF([.E7]=0;IF([.E15]=0;0;2*([.E7]*[.E15])/([.E7]+[.E15]));2*([.E7]*[.E15])/([.E7]+[.E15]))))" office:value-type="float" office:value="0.926863905325444" calcext:value-type="float">
            <text:p>0.927</text:p>
          </table:table-cell>
          <table:table-cell table:style-name="ce2" table:formula="of:==IF(ISBLANK([.F7]);0;IF(ISBLANK([.F15]);0;IF([.F7]=0;IF([.F15]=0;0;2*([.F7]*[.F15])/([.F7]+[.F15]));2*([.F7]*[.F15])/([.F7]+[.F15]))))" office:value-type="float" office:value="0.436887486855941" calcext:value-type="float">
            <text:p>0.437</text:p>
          </table:table-cell>
          <table:table-cell table:style-name="ce2" table:formula="of:==IF(ISBLANK([.G7]);0;IF(ISBLANK([.G15]);0;IF([.G7]=0;IF([.G15]=0;0;2*([.G7]*[.G15])/([.G7]+[.G15]));2*([.G7]*[.G15])/([.G7]+[.G15]))))" office:value-type="float" office:value="0.399751677852349" calcext:value-type="float">
            <text:p>0.400</text:p>
          </table:table-cell>
        </table:table-row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3"/>
          <table:table-cell table:style-name="ce5"/>
          <table:table-cell table:number-columns-repeated="3"/>
        </table:table-row>
      </table:table>
      <table:table table:name="benchmark-result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5" number:min-decimal-places="15" number:min-integer-digits="1"/>
    </number:number-style>
    <number:number-style style:name="N124">
      <number:number number:decimal-places="16" number:min-decimal-places="16" number:min-integer-digits="1"/>
    </number:number-style>
    <number:number-style style:name="N12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 style:data-style-name="N2" text:time-value="00:15:56.8678903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3T00:33:44.603312271</meta:creation-date>
    <dc:date>2021-10-07T00:16:07.718077852</dc:date>
    <meta:editing-duration>PT12H53M29S</meta:editing-duration>
    <meta:editing-cycles>65</meta:editing-cycles>
    <meta:generator>LibreOffice/7.0.6.2$Linux_X86_64 LibreOffice_project/00$Build-2</meta:generator>
    <meta:document-statistic meta:table-count="2" meta:cell-count="147" meta:object-count="0"/>
  </office:meta>
</office:document-meta>
</file>